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hosphate" svg:font-family="Phosphate" style:font-pitch="variable"/>
    <style:font-face style:name="Phosphate1" svg:font-family="Phosphate" style:font-adornments="Inlin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7.35cm" fo:min-width="5.1cm"/>
    </style:style>
    <style:style style:name="gr2" style:family="graphic" style:parent-style-name="standard">
      <style:graphic-properties draw:stroke="none" draw:fill-color="#273142"/>
    </style:style>
    <style:style style:name="gr3" style:family="graphic" style:parent-style-name="standard">
      <style:graphic-properties draw:stroke="none" svg:stroke-color="#000000" draw:fill-color="#6991aa"/>
    </style:style>
    <style:style style:name="gr4" style:family="graphic" style:parent-style-name="standard">
      <style:graphic-properties draw:stroke="none" svg:stroke-color="#000000" draw:fill="solid" draw:fill-color="#ffffff" draw:textarea-horizontal-align="center" draw:textarea-vertical-align="middle" fo:min-height="2.287cm" draw:shadow="hidden"/>
    </style:style>
    <style:style style:name="gr5" style:family="graphic" style:parent-style-name="standard">
      <style:graphic-properties draw:stroke="none" svg:stroke-color="#000000" draw:fill="solid" draw:fill-color="#ffffff" draw:textarea-horizontal-align="center" draw:textarea-vertical-align="middle" fo:min-height="6.301cm" draw:shadow="hidden"/>
    </style:style>
    <style:style style:name="gr6" style:family="graphic" style:parent-style-name="standard">
      <style:graphic-properties draw:stroke="none" draw:fill-color="#a1c820" draw:opacity="100%"/>
    </style:style>
    <style:style style:name="gr7" style:family="graphic" style:parent-style-name="standard">
      <style:graphic-properties draw:stroke="none" draw:fill-color="#f23a14"/>
    </style:style>
    <style:style style:name="gr8" style:family="graphic" style:parent-style-name="standard">
      <style:graphic-properties draw:stroke="none" svg:stroke-color="#000000" draw:fill="solid" draw:fill-color="#ffffff" draw:textarea-horizontal-align="center" draw:textarea-vertical-align="middle" fo:min-height="2.349cm" draw:shadow="hidden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273142"/>
    </style:style>
    <style:style style:name="P3" style:family="paragraph">
      <loext:graphic-properties draw:fill-color="#6991aa"/>
    </style:style>
    <style:style style:name="P4" style:family="paragraph">
      <loext:graphic-properties draw:fill="solid" draw:fill-color="#ffffff"/>
      <style:paragraph-properties fo:text-align="center"/>
      <style:text-properties fo:color="#ffffff" style:font-name="Phosphate1" fo:font-size="54pt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  <style:text-properties style:font-name="Phosphate1" fo:font-size="54pt" style:font-size-asian="18pt" style:font-size-complex="18pt"/>
    </style:style>
    <style:style style:name="P6" style:family="paragraph">
      <loext:graphic-properties draw:fill-color="#a1c820" draw:opacity="100%"/>
    </style:style>
    <style:style style:name="P7" style:family="paragraph">
      <loext:graphic-properties draw:fill-color="#f23a14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7.6cm" svg:x="0cm" svg:y="0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1.758cm" svg:height="1.887cm" svg:x="1.883cm" svg:y="4.905cm" svg:viewBox="0 0 1759 1888" draw:points="1759,0 1709,1235 1,1888 0,0">
          <text:p/>
        </draw:polygon>
        <draw:polygon draw:style-name="gr3" draw:text-style-name="P3" draw:layer="layout" svg:width="2.319cm" svg:height="1.668cm" svg:x="1.89cm" svg:y="3.289cm" svg:viewBox="0 0 2320 1669" draw:points="0,1669 9,0 1525,566 2320,1669">
          <text:p/>
        </draw:polygon>
        <draw:g>
          <draw:path draw:style-name="gr4" draw:text-style-name="P4" draw:layer="layout" svg:width="0.367cm" svg:height="1.404cm" svg:x="1.983cm" svg:y="5.159cm" svg:viewBox="0 0 368 1405" svg:d="M138 714c12-55 19-96 23-123 3-28 5-53 5-76 0-43-6-75-18-97-11-22-28-32-50-29-5 0-9 0-13 2-3 1-7 3-10 4-4 2-8 3-11 3v-378c8-3 15-7 21-10 6-2 12-4 17-5 6-2 12-3 19-4 6-1 13-1 21-1 27 0 53 7 79 20 26 14 48 36 69 66 20 30 37 70 50 120 12 49 19 110 19 183 0 34-2 68-5 102-4 34-9 71-16 111-7 41-15 86-26 137s-24 111-38 181l-10 50 104-28-47 347-321 116z">
            <text:p/>
          </draw:path>
          <draw:path draw:style-name="gr4" draw:text-style-name="P4" draw:layer="layout" svg:width="0.444cm" svg:height="1.235cm" svg:x="2.363cm" svg:y="5.147cm" svg:viewBox="0 0 445 1236" svg:d="M445 572c0 186-20 332-59 444-39 113-93 185-164 212-70 26-124-8-163-105-40-98-59-256-59-468 0-213 19-377 59-490 39-112 94-165 163-165 71 0 125 52 164 150s59 237 59 422zM276 603c0-180-18-269-54-265-35 4-53 99-53 285 0 187 18 276 53 266 36-10 54-105 54-286z">
            <text:p/>
          </draw:path>
          <draw:path draw:style-name="gr4" draw:text-style-name="P4" draw:layer="layout" svg:width="0.252cm" svg:height="1.07cm" svg:x="2.796cm" svg:y="5.171cm" svg:viewBox="0 0 253 1071" svg:d="M74 418c-25-53-49-107-74-161 40-88 80-173 121-256 44 0 88-1 132-1 0 335 0 671 0 1006-60 21-119 43-179 65z">
            <text:p/>
          </draw:path>
          <draw:path draw:style-name="gr4" draw:text-style-name="P4" draw:layer="layout" svg:width="0.403cm" svg:height="1.003cm" svg:x="3.065cm" svg:y="5.167cm" svg:viewBox="0 0 404 1004" svg:d="M157 266c-50 5-101 11-151 16 20-95 41-187 61-279 112-1 225-2 337-3-73 295-145 607-218 936-62 23-124 45-186 68z">
            <text:p/>
          </draw:path>
        </draw:g>
        <draw:g>
          <draw:path draw:style-name="gr5" draw:text-style-name="P5" draw:layer="layout" svg:width="0.466cm" svg:height="0.747cm" draw:transform="skewX (-0.646644487863899) translate (1.54917405239947cm 3.37671469740634cm)" svg:viewBox="0 0 467 748" svg:d="M59 547l46 13c13 4 24 2 32-6 7-7 13-18 19-34l190-520 121 59-188 540c-20 64-43 105-69 126-27 22-60 28-101 19l-109-26z">
            <text:p/>
          </draw:path>
          <draw:path draw:style-name="gr5" draw:text-style-name="P5" draw:layer="layout" svg:width="0.491cm" svg:height="0.764cm" draw:transform="skewX (-0.645946356163101) translate (1.92528348713797cm 3.45341948434063cm)" svg:viewBox="0 0 492 765" svg:d="M123 760c-28-6-50-17-69-32-19-16-34-36-43-60-9-25-13-54-10-90 2-35 11-75 25-120l159-458 118 58-143 432c-7 23-10 42-8 56 2 13 11 22 25 27 14 4 26 0 36-9 9-10 17-27 24-50l136-422 119 58-126 414c-11 41-25 75-42 103-16 27-34 49-55 64-20 15-43 26-68 30-25 5-51 5-78-1z">
            <text:p/>
          </draw:path>
          <draw:path draw:style-name="gr5" draw:text-style-name="P5" draw:layer="layout" svg:width="0.492cm" svg:height="0.709cm" draw:transform="skewX (-0.645771823237902) translate (2.40329630557685cm 3.62184361224743cm)" svg:viewBox="0 0 493 710" svg:d="M178 0c32 16 65 32 97 47 10 99 23 194 38 286 20-77 42-156 64-236 39 19 78 38 116 57-49 196-91 381-125 556-38-9-76-18-114-26-25-79-47-160-67-246-18 74-36 148-52 219-45-11-90-21-135-31z">
            <text:p/>
          </draw:path>
          <draw:path draw:style-name="gr5" draw:text-style-name="P5" draw:layer="layout" svg:width="0.335cm" svg:height="0.605cm" draw:transform="skewX (-0.644375559836306) translate (2.94861108848242cm 3.79483738703541cm)" svg:viewBox="0 0 336 606" svg:d="M118 0c72 36 145 71 218 107-11 47-20 94-28 140-35-15-70-29-105-43-4 20-9 40-12 59 35 14 69 27 104 40-7 42-14 84-20 125-36-12-72-24-109-35-3 20-6 39-10 58 40 12 78 23 117 34-5 41-10 82-14 121-86-19-173-39-259-59z">
            <text:p/>
          </draw:path>
          <draw:path draw:style-name="gr5" draw:text-style-name="P5" draw:layer="layout" svg:width="0.442cm" svg:height="0.667cm" draw:transform="skewX (-0.645422757387503) translate (1.81899356539039cm 4.20281182303378cm)" svg:viewBox="0 0 443 668" svg:d="M416 366c-27 102-62 175-109 225-49 52-104 77-169 77-64 0-108-26-127-83-20-57-13-140 22-254 36-113 83-202 135-259 53-57 107-80 163-69s90 50 105 114c14 63 7 147-20 249zM270 353c28-98 30-152 0-157-29-3-61 48-91 149s-27 148 4 150 59-44 87-142z">
            <text:p/>
          </draw:path>
          <draw:path draw:style-name="gr5" draw:text-style-name="P5" draw:layer="layout" svg:width="0.409cm" svg:height="0.594cm" draw:transform="skewX (-0.6464699549387) translate (2.2399074062481cm 4.27399750286327cm)" svg:viewBox="0 0 410 595" svg:d="M37 434c36 2 66-4 88-18 23-15 37-35 43-60 4-18 4-33 0-44-5-12-12-21-22-29-10-7-21-12-35-16-13-4-26-6-39-7l157-260 181 34-41 164-87-12c12 15 22 32 29 51 7 17 12 37 15 60 4 23 2 48-4 78-8 39-22 72-43 100-20 28-44 50-72 68-27 17-58 30-91 39s-66 13-98 13c-7 0-11 0-13-1-2 0-4 0-5-1z">
            <text:p/>
          </draw:path>
          <draw:path draw:style-name="gr5" draw:text-style-name="P5" draw:layer="layout" svg:width="0.212cm" svg:height="0.148cm" draw:transform="skewX (-0.641408500107916) translate (2.78744899771812cm 4.5285921148154cm)" svg:viewBox="0 0 213 149" svg:d="M28 0c62 7 124 14 185 21-8 44-15 87-22 128-64-4-127-8-191-13z">
            <text:p/>
          </draw:path>
          <draw:path draw:style-name="gr5" draw:text-style-name="P5" draw:layer="layout" svg:width="0.231cm" svg:height="0.497cm" draw:transform="skewX (-0.645422757387503) translate (2.87314531691996cm 4.36212640700055cm)" svg:viewBox="0 0 232 498" svg:d="M46 201c-16-30-31-60-46-91 42-37 84-74 125-110 35 7 71 13 107 20-30 170-52 329-66 478-55 0-110-1-164-1z">
            <text:p/>
          </draw:path>
          <draw:path draw:style-name="gr5" draw:text-style-name="P5" draw:layer="layout" svg:width="0.224cm" svg:height="0.458cm" draw:transform="skewX (-0.645946356163101) translate (3.11994475012871cm 4.40227401888531cm)" svg:viewBox="0 0 225 459" svg:d="M51 185c-17-27-34-55-51-84 40-34 80-68 119-101 35 7 71 13 106 20-20 157-33 303-37 439-55 0-109-1-163-1z">
            <text:p/>
          </draw:path>
        </draw:g>
        <draw:polygon draw:style-name="gr6" draw:text-style-name="P6" draw:layer="layout" svg:width="1.105cm" svg:height="4.216cm" svg:x="0.865cm" svg:y="2.583cm" svg:viewBox="0 0 1106 4217" draw:points="1016,4217 0,3671 0,2382 99,2283 112,1489 185,1320 259,1024 255,881 383,448 486,865 499,1003 532,1256 688,700 688,519 842,0 1008,557 1031,712 1106,1187 1101,2245 1032,2452">
          <text:p/>
        </draw:polygon>
        <draw:polygon draw:style-name="gr7" draw:text-style-name="P7" draw:layer="layout" svg:width="1.267cm" svg:height="5.627cm" svg:x="3.464cm" svg:y="0.8cm" svg:viewBox="0 0 1268 5628" draw:points="805,1520 930,1694 1074,2703 1078,3123 1268,5361 861,5628 0,5391 145,3324 164,2772 210,2453 250,1756 391,1579 498,37 631,0">
          <text:p/>
        </draw:polygon>
        <draw:g>
          <draw:path draw:style-name="gr8" draw:text-style-name="P4" draw:layer="layout" svg:width="0.472cm" svg:height="0.438cm" draw:transform="rotate (1.5707963267949) translate (3.76356735026401cm 4.04311239193084cm)" svg:viewBox="0 0 473 439" svg:d="M0 0c39 0 77 0 116 0 39 56 78 112 117 168 37-56 74-112 111-168 39 0 78 0 116 0 5 146 9 293 13 439-48 0-96 0-144 0-1-52-2-105-3-158-30 44-59 88-89 132-32-44-63-88-94-132 0 53 1 106 1 158-48 0-96 0-144 0z">
            <text:p/>
          </draw:path>
          <draw:path draw:style-name="gr8" draw:text-style-name="P4" draw:layer="layout" svg:width="0.285cm" svg:height="0.438cm" draw:transform="rotate (1.5707963267949) translate (3.76356735026401cm 3.53682997118156cm)" svg:viewBox="0 0 286 439" svg:d="M0 0c86 0 173 0 259 0 2 38 3 77 6 115-40 0-80 0-120 0 1 16 2 33 2 49 39 0 79 0 118 0 2 36 4 73 6 109-40 0-80 0-119 0 1 17 1 34 2 51 42 0 84 0 126 0 2 38 4 77 6 115-91 0-181 0-271 0z">
            <text:p/>
          </draw:path>
          <draw:path draw:style-name="gr8" draw:text-style-name="P4" draw:layer="layout" svg:width="0.295cm" svg:height="0.46cm" draw:transform="rotate (1.5707963267949) translate (3.75353853182021cm 3.24720833313977cm)" svg:viewBox="0 0 296 461" svg:d="M11 313c10 3 20 6 31 7 9 3 20 4 31 5 12 2 23 2 35 2 20 0 30-7 29-22 0-6-3-11-10-17s-15-13-25-20-21-15-32-24-22-19-32-30c-11-12-19-24-26-39-7-14-11-30-12-49-1-21 2-39 8-54 7-16 17-29 30-40 12-11 27-19 44-24 18-6 37-8 57-8 11 0 21 0 32 1 10 1 20 2 28 3 10 2 19 3 29 4l8 123c-3 0-8-1-12-1s-8-1-12-1c-4-1-9-1-14-1-3 0-6 0-10 0-4 1-8 1-11 2-4 1-7 2-9 5-3 2-4 5-4 9 1 3 4 8 10 13s14 11 23 18c10 8 20 16 31 25s21 20 31 31c9 12 17 26 24 40 7 16 11 32 13 51 1 19-1 37-6 54s-14 32-26 44c-13 13-29 22-49 30-21 7-45 11-74 11-17 0-33-1-48-3-14-1-28-3-39-5-13-2-25-5-36-8z">
            <text:p/>
          </draw:path>
          <draw:path draw:style-name="gr8" draw:text-style-name="P4" draw:layer="layout" svg:width="0.4cm" svg:height="0.438cm" draw:transform="rotate (1.5707963267949) translate (3.76356735026401cm 2.94340057636888cm)" svg:viewBox="0 0 401 439" svg:d="M0 0c47 0 93 0 140 0 5 50 8 100 13 149 25 0 52 0 78 0-4-49-8-99-12-149 47 0 94 0 141 0 13 146 27 293 41 439-48 0-97 0-145 0-5-54-9-108-14-162-26 0-53 0-79 0 4 54 8 108 13 162-49 0-97 0-145 0z">
            <text:p/>
          </draw:path>
        </draw:g>
        <draw:g>
          <draw:path draw:style-name="gr4" draw:text-style-name="P4" draw:layer="layout" svg:width="0.283cm" svg:height="0.266cm" draw:transform="rotate (1.5707963267949) translate (3.92783247994701cm 2.32230547550432cm)" svg:viewBox="0 0 284 267" svg:d="M95 0c22 39 43 77 65 114 9-38 19-76 28-114 32 0 64 0 96 0-23 85-44 173-65 261-23 2-46 4-69 6-49-87-100-176-150-267z">
            <text:p/>
          </draw:path>
          <draw:path draw:style-name="gr4" draw:text-style-name="P4" draw:layer="layout" svg:width="0.152cm" svg:height="0.251cm" draw:transform="rotate (1.5707963267949) translate (3.92783247994701cm 2.04772334293948cm)" svg:viewBox="0 0 153 252" svg:d="M43 98c-14-13-28-26-43-39 17-20 34-40 51-59 22 0 43 0 66 0 12 82 24 164 36 245-29 3-59 5-87 7z">
            <text:p/>
          </draw:path>
          <draw:path draw:style-name="gr4" draw:text-style-name="P4" draw:layer="layout" svg:width="0.223cm" svg:height="0.247cm" draw:transform="rotate (1.5707963267949) translate (3.92194487187784cm 1.89312434954798cm)" svg:viewBox="0 0 224 248" svg:d="M222 119c5 38 0 69-17 91-16 22-42 34-76 37s-62-6-84-26c-23-21-36-52-43-93-5-42-1-74 16-96 16-22 41-32 76-32s63 10 86 30c22 21 36 50 42 89zM138 122c-5-37-17-55-34-55-18 1-24 20-18 57 5 38 16 55 34 54 17-1 23-19 18-56z">
            <text:p/>
          </draw:path>
        </draw:g>
        <draw:g>
          <draw:path draw:style-name="gr8" draw:text-style-name="P4" draw:layer="layout" svg:width="0.461cm" svg:height="0.596cm" draw:transform="rotate (1.5707963267949) translate (3.61278925228131cm 6.27020172910663cm)" svg:viewBox="0 0 462 597" svg:d="M155 0l177 12c23 1 43 6 61 14 17 8 32 19 42 33 12 14 19 31 24 50 4 20 4 43-1 69-3 18-8 34-14 46-6 13-12 24-18 32-7 11-15 19-23 25 9 9 17 20 23 33 6 11 10 25 14 42 3 16 3 37-1 61-5 28-14 52-26 74-13 23-29 42-48 57-20 16-42 28-68 37-26 8-53 12-82 12h-215zM212 459c39 1 62-16 69-50 7-33-9-51-47-52h-18l-22 102zM307 191c6-27-3-41-27-42l-16-1-19 81 18 1c24 0 39-12 44-39z">
            <text:p/>
          </draw:path>
          <draw:path draw:style-name="gr8" draw:text-style-name="P4" draw:layer="layout" svg:width="0.525cm" svg:height="0.561cm" draw:transform="rotate (1.5707963267949) translate (3.64806302749744cm 5.87492795389049cm)" svg:viewBox="0 0 526 562" svg:d="M274 0c37 3 74 5 111 8 41 187 88 372 141 554-55 0-110 0-166 0-4-16-8-33-12-49-53-1-105-1-158-1-8 16-16 33-24 50-55 0-111 0-166 0zM318 390c-8-33-15-66-23-99-15 32-30 65-46 97z">
            <text:p/>
          </draw:path>
          <draw:path draw:style-name="gr8" draw:text-style-name="P4" draw:layer="layout" svg:width="0.335cm" svg:height="0.546cm" draw:transform="rotate (1.5707963267949) translate (3.66327916582597cm 5.39181556195965cm)" svg:viewBox="0 0 336 547" svg:d="M88 148c-29-1-59-3-88-4 4-49 7-96 11-144 108 8 217 15 325 22 0 46 0 92 0 138-30-1-59-3-89-4-3 130-5 261-8 391-58 0-116 0-174 0z">
            <text:p/>
          </draw:path>
          <draw:path draw:style-name="gr8" draw:text-style-name="P4" draw:layer="layout" svg:width="0.32cm" svg:height="0.522cm" draw:transform="rotate (1.5707963267949) translate (3.68748665862136cm 5.03492795389049cm)" svg:viewBox="0 0 321 523" svg:d="M84 141c-28-1-56-2-84-4 0-46 0-91 0-137 107 7 214 15 321 22 0 44 0 88 0 132-28-2-56-3-85-5 0 125 0 250 0 374-51 0-101 0-152 0z">
            <text:p/>
          </draw:path>
          <draw:path draw:style-name="gr8" draw:text-style-name="P4" draw:layer="layout" svg:width="0.279cm" svg:height="0.498cm" draw:transform="rotate (1.5707963267949) translate (3.7113483300911cm 4.68945244956772cm)" svg:viewBox="0 0 280 499" svg:d="M0 0c51 3 102 7 153 10 0 121 0 241 0 361 42 1 84 2 127 2 0 42 0 84 0 126-94 0-187 0-280 0z">
            <text:p/>
          </draw:path>
          <draw:path draw:style-name="gr8" draw:text-style-name="P4" draw:layer="layout" svg:width="0.275cm" svg:height="0.478cm" draw:transform="rotate (1.5707963267949) translate (3.73209760963001cm 4.38547550432277cm)" svg:viewBox="0 0 276 479" svg:d="M0 0c90 6 181 12 271 19 0 40 0 80 0 120-41-2-83-4-124-6 0 17 0 35 0 52 40 2 81 3 122 5 0 38 0 77 0 115-41-1-82-2-122-3 0 18 0 36 0 54 43 1 86 1 129 2 0 40 0 81 0 121-92-1-184-1-276-1z">
            <text:p/>
          </draw:path>
        </draw:g>
        <draw:g>
          <draw:path draw:style-name="gr4" draw:text-style-name="P4" draw:layer="layout" svg:width="0.613cm" svg:height="0.689cm" draw:transform="rotate (1.5707963267949) translate (1.05440308513433cm 6.40368876080692cm)" svg:viewBox="0 0 614 690" svg:d="M288 0c-18 100-33 200-47 300 71-100 141-200 208-300 55 0 111 0 165 0-143 230-297 460-461 690-51 0-102 0-153 0 31-230 72-460 122-690z">
            <text:p/>
          </draw:path>
          <draw:path draw:style-name="gr4" draw:text-style-name="P4" draw:layer="layout" svg:width="0.389cm" svg:height="0.689cm" draw:transform="rotate (1.5707963267949) translate (1.05440308513433cm 6.00806916426513cm)" svg:viewBox="0 0 390 690" svg:d="M229 0c54 0 107 0 161 0-64 230-127 460-190 690-67 0-134 0-200 0z">
            <text:p/>
          </draw:path>
          <draw:path draw:style-name="gr4" draw:text-style-name="P4" draw:layer="layout" svg:width="0.456cm" svg:height="0.689cm" draw:transform="rotate (1.5707963267949) translate (1.05440308513433cm 5.74662824207493cm)" svg:viewBox="0 0 457 690" svg:d="M178 0c93 0 186 0 279 0-10 60-20 120-29 181-46 0-90 0-135 0-6 25-11 51-16 76 45 0 91 0 137 0-9 57-19 115-28 172-48 0-97 0-144 0-6 27-11 53-17 80 52 0 105 0 157 0-10 61-19 121-29 181-117 0-235 0-353 0z">
            <text:p/>
          </draw:path>
          <draw:path draw:style-name="gr4" draw:text-style-name="P4" draw:layer="layout" svg:width="0.5cm" svg:height="0.676cm" draw:transform="rotate (1.5707963267949) translate (1.06754429550897cm 5.34028818443804cm)" svg:viewBox="0 0 501 677" svg:d="M99 0c41 6 83 11 124 17 36 88 75 177 117 263 4-81 9-164 14-245 49 6 99 13 147 20 0 207 0 415 0 622-51 0-103 0-155 0-48-84-94-168-137-254-8 84-16 168-24 254-62 0-123 0-185 0z">
            <text:p/>
          </draw:path>
          <draw:path draw:style-name="gr4" draw:text-style-name="P4" draw:layer="layout" svg:width="0.512cm" svg:height="0.689cm" draw:transform="rotate (1.5707963267949) translate (1.12356735026401cm 4.78835734870317cm)" svg:viewBox="0 0 513 690" svg:d="M0 0c41 0 83 0 124 0 50 82 102 167 158 253-9-85-18-169-27-253 49 0 99 0 148 0 37 226 74 456 110 690-52-7-106-14-159-22-63-93-123-183-180-271 5 83 10 165 15 249-63-8-126-17-189-25z">
            <text:p/>
          </draw:path>
          <draw:path draw:style-name="gr4" draw:text-style-name="P4" draw:layer="layout" svg:width="0.601cm" svg:height="0.689cm" draw:transform="rotate (1.5707963267949) translate (1.12356735026401cm 4.26167146974063cm)" svg:viewBox="0 0 602 690" svg:d="M67 0c37 0 75 0 113 0 130 230 270 460 422 690-64 0-126 0-190 0-13-20-25-41-38-62-59 0-119 0-179 0-1 21-3 42-5 62-63 0-127 0-190 0zM284 476c-24-40-47-81-69-121-2 40-4 81-8 12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hosphate" svg:font-family="Phosphate" style:font-pitch="variable"/>
    <style:font-face style:name="Phosphate1" svg:font-family="Phosphate" style:font-adornments="Inlin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0.3cm" fo:margin-left="0.3cm" fo:margin-right="0.3cm" fo:page-width="5.6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6:51:24.664443000</meta:creation-date>
    <meta:editing-duration>P0D</meta:editing-duration>
    <meta:editing-cycles>1</meta:editing-cycles>
    <meta:generator>LibreOffice/5.1.6.2$MacOSX_X86_64 LibreOffice_project/07ac168c60a517dba0f0d7bc7540f5afa45f0909</meta:generator>
    <meta:document-statistic meta:object-count="43"/>
  </office:meta>
</office:document-meta>
</file>